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5.233cm" style:use-optimal-column-width="false"/>
    </style:style>
    <style:style style:name="co2" style:family="table-column">
      <style:table-column-properties style:column-width="19.966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3D Printing: <text:s/>Getting Starte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ly Family Staff Versi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minology</text:p>
          </draw:text-box>
        </draw:frame>
        <draw:frame draw:style-name="standard" draw:layer="layout" svg:width="25.198cm" svg:height="14.69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">Term</text:p>
              </table:table-cell>
              <table:table-cell>
                <text:p text:style-name="P2">Meaning</text:p>
              </table:table-cell>
            </table:table-row>
            <table:table-row table:style-name="ro1" table:default-cell-style-name="gray2">
              <table:table-cell>
                <text:p text:style-name="P2">CNC</text:p>
              </table:table-cell>
              <table:table-cell>
                <text:p text:style-name="P2">Computer Numeric Control</text:p>
              </table:table-cell>
            </table:table-row>
            <table:table-row table:style-name="ro1" table:default-cell-style-name="gray1">
              <table:table-cell>
                <text:p text:style-name="P2">G-Code</text:p>
              </table:table-cell>
              <table:table-cell>
                <text:p text:style-name="P2">CNC instructions used to tell an CNC machine what to do. <text:s/>i.e., <text:s text:c="2"/>Go to position X, Y, Z, extrude, heat, etc.</text:p>
              </table:table-cell>
            </table:table-row>
            <table:table-row table:style-name="ro1" table:default-cell-style-name="gray2">
              <table:table-cell>
                <text:p text:style-name="P2">Filament</text:p>
              </table:table-cell>
              <table:table-cell>
                <text:p text:style-name="P2">Material extruded by 3D printer to create 3D parts. <text:s/>There are many different types of materials with different properties.</text:p>
              </table:table-cell>
            </table:table-row>
            <table:table-row table:style-name="ro1" table:default-cell-style-name="gray1">
              <table:table-cell>
                <text:p text:style-name="P2">Bad hair day</text:p>
              </table:table-cell>
              <table:table-cell>
                <text:p text:style-name="P2">When a 3d build goes wrong &amp; leaves extruded ‘hair’ unattached to anything.</text:p>
              </table:table-cell>
            </table:table-row>
            <table:table-row table:style-name="ro1" table:default-cell-style-name="gray2">
              <table:table-cell>
                <text:p text:style-name="P2">STL</text:p>
              </table:table-cell>
              <table:table-cell>
                <text:p text:style-name="P2">STereo Lithography: <text:s/>The standard file format used to describe 3D geometry.</text:p>
              </table:table-cell>
            </table:table-row>
            <table:table-row table:style-name="ro1" table:default-cell-style-name="gray1">
              <table:table-cell>
                <text:p text:style-name="P2">Slice</text:p>
              </table:table-cell>
              <table:table-cell>
                <text:p text:style-name="P2">The process of reducing a 3D geometry into many layers. <text:s/>Each layer becomes a set of G-Code instructions</text:p>
              </table:table-cell>
            </table:table-row>
            <table:table-row table:style-name="ro1" table:default-cell-style-name="gray2">
              <table:table-cell>
                <text:p>Build</text:p>
              </table:table-cell>
              <table:table-cell>
                <text:p>The process of creating a physical part from the G-Code</text:p>
              </table:table-cell>
            </table:table-row>
            <table:table-row table:style-name="ro1" table:default-cell-style-name="gray1">
              <table:table-cell>
                <text:p>OBJ</text:p>
              </table:table-cell>
              <table:table-cell>
                <text:p>Object File format used to describe 3D geometry. <text:s/>An alternative to STL</text:p>
              </table:table-cell>
            </table:table-row>
            <table:table-row table:style-name="ro1" table:default-cell-style-name="gray2">
              <table:table-cell>
                <text:p>Priming loop</text:p>
              </table:table-cell>
              <table:table-cell>
                <text:p>One or more extruded loops around the part to confirm material is being correctly extruded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 Nee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Hardware</text:p>
                <text:list>
                  <text:list-item>
                    <text:p>Leveled/tramed 3D printer</text:p>
                  </text:list-item>
                  <text:list-item>
                    <text:p>PLA filament</text:p>
                  </text:list-item>
                  <text:list-item>
                    <text:p>Matter Controller Tablet connected to the 3D printer</text:p>
                  </text:list-item>
                  <text:list-item>
                    <text:p>Laptop</text:p>
                  </text:list-item>
                </text:list>
              </text:list-item>
              <text:list-item>
                <text:p>Software</text:p>
                <text:list>
                  <text:list-item>
                    <text:p>3D design tool that can export .STL file</text:p>
                    <text:list>
                      <text:list-item>
                        <text:p>Tinkercad recommended</text:p>
                      </text:list-item>
                      <text:list-item>
                        <text:p>123D Design for iPad will be used here</text:p>
                      </text:list-item>
                    </text:list>
                  </text:list-item>
                  <text:list-item>
                    <text:p>Dropbox account (https://www.dropbox.com/login)</text:p>
                  </text:list-item>
                  <text:list-item>
                    <text:p>Matter Control (http://www.mattercontrol.com/)</text:p>
                  </text:list-item>
                  <text:list-item>
                    <text:p>Matter Controller cloud account (<text:a xlink:href="http://sync.mattercontrol.com/my/dashboard" xlink:type="simple">http://sync.mattercontrol.com/my/dashboard</text:a>)</text:p>
                    <text:list>
                      <text:list-item>
                        <text:p>Holy Family Account: <text:s/>holy.family.malone.ny</text:p>
                      </text:list-item>
                      <text:list-item>
                        <text:p>Password previously provi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reate trivial 3D design geometry</text:p>
              </text:list-item>
              <text:list-item>
                <text:p>Export .STL file from 3D design tool </text:p>
              </text:list-item>
              <text:list-item>
                <text:p>Slice the .STL file</text:p>
              </text:list-item>
              <text:list-item>
                <text:p>Submit build job</text:p>
              </text:list-item>
              <text:list-item>
                <text:p>Start build jo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reate Trivial 3D Design Geometr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 basic cross</text:p>
              </text:list-item>
              <text:list-item>
                <text:p>2 cubes sized to desired dimensions</text:p>
              </text:list-item>
              <text:list-item>
                <text:p>Dimension limits</text:p>
                <text:list>
                  <text:list-item>
                    <text:p>X: <text:s/>200mm</text:p>
                  </text:list-item>
                  <text:list-item>
                    <text:p>Y: <text:s/>200mm</text:p>
                  </text:list-item>
                  <text:list-item>
                    <text:p>Z: <text:s/>150mm</text:p>
                  </text:list-item>
                </text:list>
              </text:list-item>
              <text:list-item>
                <text:p>Tool: <text:s/>123D Design</text:p>
              </text:list-item>
              <text:list-item>
                <text:p>Standard unit: <text:s/>cm. <text:s/>10mm = 1cm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xport .STL file from 3D design tool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or 123D Design</text:p>
                <text:list>
                  <text:list-item>
                    <text:p>Menu (upper left corner)</text:p>
                  </text:list-item>
                  <text:list-item>
                    <text:p>Export STL to Dropbox</text:p>
                  </text:list-item>
                  <text:list-item>
                    <text:p>Account: <text:s/><text:a xlink:href="mailto:mrncmoose@gmail.com" xlink:type="simple">mrncmoose@gmail.com</text:a></text:p>
                  </text:list-item>
                  <text:list-item>
                    <text:p>Ask for 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lice the .STL fi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Retrieve STL from dropbox</text:p>
              </text:list-item>
              <text:list-item>
                <text:p>Launch matter control</text:p>
              </text:list-item>
              <text:list-item>
                <text:p>Add file to queue</text:p>
                <text:list>
                  <text:list-item>
                    <text:p>Click the ‘Add’ icon in the lower left</text:p>
                  </text:list-item>
                  <text:list-item>
                    <text:p>Select the STL file retrieved from dropbox</text:p>
                  </text:list-item>
                </text:list>
              </text:list-item>
              <text:list-item>
                <text:p>Does the part fit?</text:p>
                <text:list>
                  <text:list-item>
                    <text:p>No: <text:s/>scale &amp; adjust via edit</text:p>
                  </text:list-item>
                  <text:list-item>
                    <text:p>Common issue: <text:s/>Geometry unit is inches</text:p>
                  </text:list-item>
                  <text:list-item>
                    <text:p>Any obvious problems such as objects in space w/o support in the X-Y plane?</text:p>
                  </text:list-item>
                </text:list>
              </text:list-item>
              <text:list-item>
                <text:p>Click: ‘Settings &amp; Controls’</text:p>
                <text:list>
                  <text:list-item>
                    <text:p>Verify</text:p>
                    <text:list>
                      <text:list-item>
                        <text:p>Material: <text:s/>PLA</text:p>
                      </text:list-item>
                      <text:list-item>
                        <text:p>Quality: <text:s/>Normal</text:p>
                      </text:list-item>
                    </text:list>
                  </text:list-item>
                </text:list>
              </text:list-item>
              <text:list-item>
                <text:p>Click: ‘LAYER VIEW’</text:p>
              </text:list-item>
              <text:list-item>
                <text:p>Click: ‘Generate’</text:p>
              </text:list-item>
              <text:list-item>
                <text:p>Preview each layer to confirm is it what is expected and work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ubmit build job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fter the layers look OK</text:p>
              </text:list-item>
              <text:list-item>
                <text:p>Click: <text:s/>‘QUEUE’</text:p>
              </text:list-item>
              <text:list-item>
                <text:p>Click: <text:s/>‘More...’</text:p>
              </text:list-item>
              <text:list-item>
                <text:p>Click: <text:s/>‘Add to Library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tart build job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sing the Matter Controller Tablet</text:p>
              </text:list-item>
              <text:list-item>
                <text:p>Log in as needed</text:p>
              </text:list-item>
              <text:list-item>
                <text:p>Sync with cloud</text:p>
              </text:list-item>
              <text:list-item>
                <text:p>Select part (basic cross)</text:p>
              </text:list-item>
              <text:list-item>
                <text:p>Select print</text:p>
              </text:list-item>
              <text:list-item>
                <text:p>Monitor initial temperatures</text:p>
              </text:list-item>
              <text:list-item>
                <text:p>Confirm priming</text:p>
              </text:list-item>
              <text:list-item>
                <text:p>Confirm correct adhesion of 1<text:span text:style-name="T1">st</text:span> and 2<text:span text:style-name="T1">nd</text:span> layers</text:p>
              </text:list-item>
              <text:list-item>
                <text:p>Abort/cancel the build if something isn’t corr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7-02-07T18:32:50.964000000</meta:creation-date>
    <dc:date>2017-02-07T19:44:24.281000000</dc:date>
    <dc:creator>Fred Dunaway</dc:creator>
    <meta:editing-duration>PT23M32S</meta:editing-duration>
    <meta:editing-cycles>5</meta:editing-cycles>
    <meta:generator>LibreOffice/5.2.3.3$Windows_x86 LibreOffice_project/d54a8868f08a7b39642414cf2c8ef2f228f780cf</meta:generator>
    <meta:document-statistic meta:object-count="57"/>
  </office:meta>
</office:document-meta>
</file>